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</office:automatic-styles>
  <office:body>
    <office:text text:use-soft-page-breaks="true">
      <text:p text:style-name="P1">\documentclass{article}</text:p>
      <text:p text:style-name="Normal"/>
      <text:p text:style-name="Normal">\usepackage[french]{babel}</text:p>
      <text:p text:style-name="Normal">\usepackage[T1]{fontenc}<text:s/></text:p>
      <text:p text:style-name="P2">\usepackage{graphicx} % Required for inserting images</text:p>
      <text:p text:style-name="Normal">\graphicspath{ {./images/} }</text:p>
      <text:p text:style-name="Normal">\frenchbsetup{StandardLists=true} % à inclure si on utilise<text:s/></text:p>
      <text:p text:style-name="Normal">\usepackage{enumitem}</text:p>
      <text:p text:style-name="Normal">\documentclass{article}</text:p>
      <text:p text:style-name="Normal">\usepackage{amsmath}</text:p>
      <text:p text:style-name="P3">\usepackage{color,pxfonts,fix-cm}</text:p>
      <text:p text:style-name="P4">\usepackage{latexsym}</text:p>
      <text:p text:style-name="P5">\usepackage[mathletters]{ucs}</text:p>
      <text:p text:style-name="P6">\DeclareUnicodeCharacter{32}{$\ $}</text:p>
      <text:p text:style-name="P7">\usepackage[T1]{fontenc}</text:p>
      <text:p text:style-name="P8">\usepackage[utf8x]{inputenc}</text:p>
      <text:p text:style-name="P9">\usepackage{pict2e}</text:p>
      <text:p text:style-name="P10">\usepackage{wasysym}</text:p>
      <text:p text:style-name="P11">\usepackage[english]{babel}</text:p>
      <text:p text:style-name="P12">\usepackage{tikz}</text:p>
      <text:p text:style-name="P13">\pagestyle{empty}</text:p>
      <text:p text:style-name="P14">\usepackage[margin=0in,paperwidth=595pt,paperheight=841pt]{geometry}</text:p>
      <text:p text:style-name="P15">\usepackage{graphicx}</text:p>
      <text:p text:style-name="P16"/>
      <text:p text:style-name="P17">\begin{document}</text:p>
      <text:p text:style-name="P18"/>
      <text:p text:style-name="P19">\begin{center}</text:p>
      <text:p text:style-name="P20">\put(-5,0)(\includegraphics[width = 14.65 cm , height= 2.69 cm]{logo ensa.png}</text:p>
      <text:p text:style-name="P21">\end{center}</text:p>
      <text:p text:style-name="P22"/>
      <text:p text:style-name="P23">\definecolor{color_29791}{rgb}{0,0,0}</text:p>
      <text:soft-page-break/>
      <text:p text:style-name="P24">\begin{tikzpicture}[overlay]\path(0pt,0pt);\end{tikzpicture}</text:p>
      <text:p text:style-name="P25">\begin{picture}(-5,0)(2.5,0)</text:p>
      <text:p text:style-name="P26"/>
      <text:p text:style-name="P27"/>
      <text:p text:style-name="P28">\put(216.278,-100.822){\fontsize{14}{1}\usefont{T1}{cmr}{m}{n}\selectfont\color{color_29791}Rapport de présentation}</text:p>
      <text:p text:style-name="P29">\put(202.844,-125.521){\fontsize{11}{1}\usefont{T1}{cmr}{m}{n}\selectfont\color{color_29791}}</text:p>
      <text:p text:style-name="P30">\put(166.705,-180.907){\fontsize{14}{1}\usefont{T1}{cmr}{m}{n}\selectfont\color{color_29791}Master Big Data et Aide à la Décision}</text:p>
      <text:p text:style-name="P31"/>
      <text:p text:style-name="P32">\put(398.601,-203.907){\fontsize{14}{1}\usefont{T1}{cmr}{m}{n}\selectfont\color{color_29791} }</text:p>
      <text:p text:style-name="P33">\put(245.433,-213.699){\fontsize{13}{1}\usefont{T1}{cmr}{m}{n}\selectfont\color{color_29791}Présenté par}</text:p>
      <text:p text:style-name="P34"/>
      <text:p text:style-name="P35">\put(243.25,-235.828){\fontsize{14}{1}\usefont{T1}{cmr}{b}{n}\selectfont\color{color_29791}Wahia Asmae}</text:p>
      <text:p text:style-name="P36">\put(243.25,-250.341){\fontsize{14}{1}\usefont{T1}{cmr}{b}{n}\selectfont\color{color_29791}Nasser Dounia}</text:p>
      <text:p text:style-name="P37">\put(243.25,-265.854){\fontsize{14}{1}\usefont{T1}{cmr}{b}{n}\selectfont\color{color_29791}Kassri Ilham}</text:p>
      <text:p text:style-name="P38">\put(265.536,-300.643){\fontsize{14}{1}\usefont{T1}{cmr}{b}{n}\selectfont\color{color_29791}}</text:p>
      <text:p text:style-name="P39">\put(200.559,-356.156){\fontsize{14}{1}\usefont{T1}{cmr}{b}{n}\selectfont\color{color_29791} K-nearest neighbors (kNN)}</text:p>
      <text:p text:style-name="P40">\end{picture}</text:p>
      <text:p text:style-name="P41">\begin{tikzpicture}[overlay]</text:p>
      <text:p text:style-name="P42">\path(0pt,0pt);</text:p>
      <text:p text:style-name="P43">\draw[color_29791,line width=2.25pt]</text:p>
      <text:p text:style-name="P44">(73.55pt, -316.386pt) -- (491.75pt, -316.386pt)</text:p>
      <text:p text:style-name="P45">;</text:p>
      <text:p text:style-name="P46">\end{tikzpicture}</text:p>
      <text:p text:style-name="P47">\begin{picture}(-5,0)(2.5,0)</text:p>
      <text:p text:style-name="P48">\put(265.536,-300.669){\fontsize{14}{1}\usefont{T1}{cmr}{b}{n}\selectfont\color{color_29791}}</text:p>
      <text:soft-page-break/>
      <text:p text:style-name="P49">\end{picture}</text:p>
      <text:p text:style-name="P50">\begin{tikzpicture}[overlay]</text:p>
      <text:p text:style-name="P51">\path(0pt,0pt);</text:p>
      <text:p text:style-name="P52">\draw[color_29791,line width=2.25pt]</text:p>
      <text:p text:style-name="P53">(73.55pt, -390.175pt) -- (491.75pt, -390.175pt)</text:p>
      <text:p text:style-name="P54">\end{tikzpicture}</text:p>
      <text:p text:style-name="P55">\begin{picture}(-5,0)(2.5,0)</text:p>
      <text:p text:style-name="P56">\put(75,-546.997){\fontsize{14}{1}\usefont{T1}{cmr}{m}{n}\selectfont\color{color_29791} Encadré par :}</text:p>
      <text:p text:style-name="P57">\put(202.526,-546.997){\fontsize{14}{1}\usefont{T1}{cmr}{m}{n}\selectfont\color{color_29791} Pr.OURDOU Amal</text:p>
      <text:p text:style-name="Normal">}</text:p>
      <text:p text:style-name="Normal">\end{picture}</text:p>
      <text:p text:style-name="Normal">\end{document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sri ilham</meta:initial-creator>
    <dc:creator>kassri ilham</dc:creator>
    <meta:creation-date>2023-04-23T10:26:00Z</meta:creation-date>
    <dc:date>2023-04-23T10:26:00Z</dc:date>
    <meta:template xlink:href="Normal" xlink:type="simple"/>
    <meta:editing-cycles>1</meta:editing-cycles>
    <meta:editing-duration>PT0S</meta:editing-duration>
    <meta:document-statistic meta:page-count="3" meta:paragraph-count="5" meta:word-count="417" meta:character-count="2706" meta:row-count="19" meta:non-whitespace-character-count="2294"/>
  </office:meta>
</office:document-meta>
</file>